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6.4986in" fo:margin-left="-0.075in" fo:margin-top="0in" fo:margin-bottom="0in" table:align="left" style:writing-mode="lr-tb"/>
    </style:style>
    <style:style style:name="Таблица1.A" style:family="table-column">
      <style:table-column-properties style:column-width="2.3389in"/>
    </style:style>
    <style:style style:name="Таблица1.B" style:family="table-column">
      <style:table-column-properties style:column-width="2.8743in"/>
    </style:style>
    <style:style style:name="Таблица1.C" style:family="table-column">
      <style:table-column-properties style:column-width="1.285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1.2" style:family="table-row">
      <style:table-row-properties style:min-row-height="1.6014in" fo:keep-together="auto"/>
    </style:style>
    <style:style style:name="Таблица1.4" style:family="table-row">
      <style:table-row-properties style:min-row-height="1.0188in" fo:keep-together="auto"/>
    </style:style>
    <style:style style:name="Таблица1.5" style:family="table-row">
      <style:table-row-properties style:min-row-height="0.9368in" fo:keep-together="auto"/>
    </style:style>
    <style:style style:name="Таблица1.6" style:family="table-row">
      <style:table-row-properties style:min-row-height="0.2938in" fo:keep-together="auto"/>
    </style:style>
    <style:style style:name="P1" style:family="paragraph" style:parent-style-name="Standard">
      <style:paragraph-properties fo:text-align="end" style:justify-single-word="false"/>
      <style:text-properties officeooo:paragraph-rsid="00161d1c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fo:font-weight="bold" officeooo:paragraph-rsid="00161d1c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officeooo:rsid="001ece00" officeooo:paragraph-rsid="00161d1c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text-align="end" style:justify-single-word="false"/>
      <style:text-properties fo:color="#000000" loext:opacity="100%" style:font-name="Times New Roman" fo:font-size="12pt" fo:language="en" fo:country="US" fo:font-weight="bold" officeooo:rsid="00087541" officeooo:paragraph-rsid="00161d1c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officeooo:paragraph-rsid="001d1e9e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officeooo:paragraph-rsid="001a48e8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en" fo:country="US" officeooo:paragraph-rsid="001a63a5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en" fo:country="US" officeooo:rsid="001b6722" officeooo:paragraph-rsid="001e20b6" style:letter-kerning="false" fo:background-color="#ffff00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en" fo:country="US" officeooo:rsid="001b6722" officeooo:paragraph-rsid="001f8513" style:letter-kerning="false" fo:background-color="#ffff00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paragraph-rsid="001a63a5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paragraph-rsid="001d1e9e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paragraph-rsid="001b6722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paragraph-rsid="001f8513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paragraph-rsid="002630c3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rsid="001b6722" officeooo:paragraph-rsid="001b6722" style:letter-kerning="false" fo:background-color="#ffff00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rsid="001b6722" officeooo:paragraph-rsid="001d1e9e" style:letter-kerning="false" fo:background-color="#ffff00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rsid="001b6722" officeooo:paragraph-rsid="001e20b6" style:letter-kerning="false" fo:background-color="#ffff00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rsid="001b6722" officeooo:paragraph-rsid="001f8513" style:letter-kerning="false" fo:background-color="#ffff00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rsid="001b6722" officeooo:paragraph-rsid="00208fdf" style:letter-kerning="false" fo:background-color="#ffff00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rsid="001b6722" officeooo:paragraph-rsid="00239779" style:letter-kerning="false" fo:background-color="#ffff00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0pt" fo:language="ru" fo:country="RU" officeooo:rsid="001b6722" officeooo:paragraph-rsid="002630c3" style:letter-kerning="false" fo:background-color="#ffff00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0pt" fo:language="en" fo:country="US" fo:font-weight="bold" style:font-size-asian="10pt" style:font-weight-asian="bold" style:font-name-complex="Times New Roman1" style:font-size-complex="10pt"/>
    </style:style>
    <style:style style:name="T6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7" style:family="text">
      <style:text-properties fo:color="#ff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fo:language="ru" fo:country="RU" style:font-name-complex="Times New Roman1"/>
    </style:style>
    <style:style style:name="T9" style:family="text">
      <style:text-properties fo:language="ru" fo:country="RU" officeooo:rsid="00190c5d" style:font-name-complex="Times New Roman1"/>
    </style:style>
    <style:style style:name="T10" style:family="text">
      <style:text-properties fo:language="ru" fo:country="RU" officeooo:rsid="001f8513" style:font-name-complex="Times New Roman1"/>
    </style:style>
    <style:style style:name="T11" style:family="text">
      <style:text-properties fo:language="ru" fo:country="RU" fo:background-color="#ffff00" loext:char-shading-value="0" style:font-name-complex="Times New Roman1"/>
    </style:style>
    <style:style style:name="T12" style:family="text">
      <style:text-properties fo:language="ru" fo:country="RU" officeooo:rsid="001f8513" fo:background-color="#00a933" loext:char-shading-value="0" style:font-name-complex="Times New Roman1"/>
    </style:style>
    <style:style style:name="T13" style:family="text">
      <style:text-properties officeooo:rsid="0014bb21"/>
    </style:style>
    <style:style style:name="T14" style:family="text">
      <style:text-properties officeooo:rsid="00202dff"/>
    </style:style>
    <style:style style:name="T15" style:family="text">
      <style:text-properties officeooo:rsid="0016199f"/>
    </style:style>
    <style:style style:name="T16" style:family="text">
      <style:text-properties officeooo:rsid="001ece00"/>
    </style:style>
    <style:style style:name="T17" style:family="text">
      <style:text-properties officeooo:rsid="00161d1c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b6722" fo:background-color="#ffff00" loext:char-shading-value="0"/>
    </style:style>
    <style:style style:name="T20" style:family="text">
      <style:text-properties officeooo:rsid="001a63a5" fo:background-color="#ffff00" loext:char-shading-value="0"/>
    </style:style>
    <style:style style:name="T21" style:family="text">
      <style:text-properties officeooo:rsid="0014bb21" fo:background-color="#ffff00" loext:char-shading-value="0"/>
    </style:style>
    <style:style style:name="T22" style:family="text">
      <style:text-properties officeooo:rsid="001f8513" fo:background-color="#ffff00" loext:char-shading-value="0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d1e9e" fo:background-color="#ffff00" loext:char-shading-value="0"/>
    </style:style>
    <style:style style:name="T25" style:family="text">
      <style:text-properties fo:language="en" fo:country="US" officeooo:rsid="001a63a5" fo:background-color="#ffff00" loext:char-shading-value="0"/>
    </style:style>
    <style:style style:name="T26" style:family="text">
      <style:text-properties fo:language="en" fo:country="US" fo:background-color="#ffff00" loext:char-shading-value="0"/>
    </style:style>
    <style:style style:name="T27" style:family="text">
      <style:text-properties fo:language="en" fo:country="US" officeooo:rsid="001b6722" fo:background-color="#ffff00" loext:char-shading-value="0"/>
    </style:style>
    <style:style style:name="T28" style:family="text">
      <style:text-properties fo:language="en" fo:country="US" fo:background-color="#ffff00" loext:char-shading-value="0" style:font-name-complex="Times New Roman1"/>
    </style:style>
    <style:style style:name="T29" style:family="text">
      <style:text-properties fo:language="en" fo:country="US" officeooo:rsid="001d1e9e" fo:background-color="#ffff00" loext:char-shading-value="0" style:font-name-complex="Times New Roman1"/>
    </style:style>
    <style:style style:name="T30" style:family="text">
      <style:text-properties fo:language="en" fo:country="US" officeooo:rsid="001a63a5" fo:background-color="#ffff00" loext:char-shading-value="0" style:font-name-complex="Times New Roman1"/>
    </style:style>
    <style:style style:name="T31" style:family="text">
      <style:text-properties fo:language="en" fo:country="US" officeooo:rsid="001b6722" fo:background-color="#ffff00" loext:char-shading-value="0" style:font-name-complex="Times New Roman1"/>
    </style:style>
    <style:style style:name="T32" style:family="text">
      <style:text-properties fo:language="en" fo:country="US" officeooo:rsid="001d1e9e"/>
    </style:style>
    <style:style style:name="T33" style:family="text">
      <style:text-properties fo:language="en" fo:country="US" officeooo:rsid="001e20b6"/>
    </style:style>
    <style:style style:name="T34" style:family="text">
      <style:text-properties fo:language="en" fo:country="US" style:font-name-complex="Times New Roman1"/>
    </style:style>
    <style:style style:name="T35" style:family="text">
      <style:text-properties fo:language="en" fo:country="US" officeooo:rsid="001d1e9e" style:font-name-complex="Times New Roman1"/>
    </style:style>
    <style:style style:name="T36" style:family="text">
      <style:text-properties fo:language="en" fo:country="US" officeooo:rsid="001a48e8" style:font-name-complex="Times New Roman1"/>
    </style:style>
    <style:style style:name="T37" style:family="text">
      <style:text-properties fo:language="en" fo:country="US" officeooo:rsid="001f8513" style:font-name-complex="Times New Roman1"/>
    </style:style>
    <style:style style:name="T38" style:family="text">
      <style:text-properties fo:language="en" fo:country="US" officeooo:rsid="00208fdf" style:font-name-complex="Times New Roman1"/>
    </style:style>
    <style:style style:name="T39" style:family="text">
      <style:text-properties fo:language="en" fo:country="US" fo:background-color="transparent" loext:char-shading-value="0" style:font-name-complex="Times New Roman1"/>
    </style:style>
    <style:style style:name="T40" style:family="text">
      <style:text-properties fo:language="en" fo:country="US" officeooo:rsid="001f8513" fo:background-color="#00a933" loext:char-shading-value="0" style:font-name-complex="Times New Roman1"/>
    </style:style>
    <style:style style:name="T41" style:family="text">
      <style:text-properties fo:language="en" fo:country="US" officeooo:rsid="00208fdf" fo:background-color="#00a933" loext:char-shading-value="0" style:font-name-complex="Times New Roman1"/>
    </style:style>
    <style:style style:name="T42" style:family="text">
      <style:text-properties fo:language="en" fo:country="US" fo:background-color="#00a933" loext:char-shading-value="0" style:font-name-complex="Times New Roman1"/>
    </style:style>
    <style:style style:name="T43" style:family="text">
      <style:text-properties fo:language="en" fo:country="US" officeooo:rsid="00208fdf" fo:background-color="#00a933" loext:char-shading-value="0"/>
    </style:style>
    <style:style style:name="T44" style:family="text">
      <style:text-properties fo:language="en" fo:country="US" officeooo:rsid="001e20b6" fo:background-color="#00a933" loext:char-shading-value="0"/>
    </style:style>
    <style:style style:name="T45" style:family="text">
      <style:text-properties fo:language="en" fo:country="US" fo:background-color="#3465a4" loext:char-shading-value="0"/>
    </style:style>
    <style:style style:name="T46" style:family="text">
      <style:text-properties fo:language="en" fo:country="US" fo:background-color="#3465a4" loext:char-shading-value="0" style:font-name-complex="Times New Roman1"/>
    </style:style>
    <style:style style:name="T47" style:family="text">
      <style:text-properties fo:language="en" fo:country="US" fo:background-color="#3465a4" loext:char-shading-value="0" style:font-name-complex="Times New Roman1"/>
    </style:style>
    <style:style style:name="T48" style:family="text">
      <style:text-properties fo:language="en" fo:country="US" officeooo:rsid="00208fdf" fo:background-color="#3465a4" loext:char-shading-value="0"/>
    </style:style>
    <style:style style:name="T49" style:family="text">
      <style:text-properties fo:language="en" fo:country="US" fo:background-color="#3465a4" loext:char-shading-value="0"/>
    </style:style>
    <style:style style:name="T50" style:family="text">
      <style:text-properties style:use-window-font-color="true" loext:opacity="0%" fo:language="en" fo:country="US" officeooo:rsid="001d1e9e" fo:background-color="#ffff00" loext:char-shading-value="0" loext:padding="0in" loext:border="none" loext:shadow="none"/>
    </style:style>
    <style:style style:name="T51" style:family="text">
      <style:text-properties style:use-window-font-color="true" loext:opacity="0%" fo:language="en" fo:country="US" officeooo:rsid="001d1e9e" fo:background-color="#ffff00" loext:char-shading-value="0" style:font-name-complex="Times New Roman1" loext:padding="0in" loext:border="none" loext:shadow="none"/>
    </style:style>
    <style:style style:name="T52" style:family="text">
      <style:text-properties style:use-window-font-color="true" loext:opacity="0%" fo:language="en" fo:country="US" officeooo:rsid="001d1e9e" style:font-name-complex="Times New Roman1" loext:padding="0in" loext:border="none" loext:shadow="none"/>
    </style:style>
    <style:style style:name="T53" style:family="text">
      <style:text-properties style:use-window-font-color="true" loext:opacity="0%" fo:language="en" fo:country="US" officeooo:rsid="001f8513" fo:background-color="#00a933" loext:char-shading-value="0" loext:padding="0in" loext:border="none" loext:shadow="none"/>
    </style:style>
    <style:style style:name="T54" style:family="text">
      <style:text-properties officeooo:rsid="001e20b6"/>
    </style:style>
    <style:style style:name="T55" style:family="text">
      <style:text-properties officeooo:rsid="001f8513"/>
    </style:style>
    <style:style style:name="T56" style:family="text">
      <style:text-properties fo:background-color="#00a933" loext:char-shading-value="0"/>
    </style:style>
    <style:style style:name="T57" style:family="text">
      <style:text-properties fo:background-color="#00a933" loext:char-shading-value="0"/>
    </style:style>
    <style:style style:name="T58" style:family="text">
      <style:text-properties officeooo:rsid="001f8513" fo:background-color="#00a933" loext:char-shading-value="0"/>
    </style:style>
    <style:style style:name="T59" style:family="text">
      <style:text-properties officeooo:rsid="0016199f" fo:background-color="#00a933" loext:char-shading-value="0"/>
    </style:style>
    <style:style style:name="T60" style:family="text">
      <style:text-properties officeooo:rsid="0016199f" fo:background-color="#00a933" loext:char-shading-value="0"/>
    </style:style>
    <style:style style:name="T61" style:family="text">
      <style:text-properties fo:background-color="#3465a4" loext:char-shading-value="0"/>
    </style:style>
    <style:style style:name="T62" style:family="text">
      <style:text-properties officeooo:rsid="00202dff" fo:background-color="#3465a4" loext:char-shading-value="0"/>
    </style:style>
    <style:style style:name="T63" style:family="text">
      <style:text-properties officeooo:rsid="00202dff" fo:background-color="#3465a4" loext:char-shading-value="0"/>
    </style:style>
    <style:style style:name="T64" style:family="text">
      <style:text-properties fo:background-color="#3465a4" loext:char-shading-value="0"/>
    </style:style>
    <style:style style:name="T65" style:family="text">
      <style:text-properties officeooo:rsid="002630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7">Весна </text:span>2023-2024</text:p>
      <text:p text:style-name="P1"><text:span text:style-name="T7">Б</text:span><text:bookmark text:name="_GoBack1"/><text:span text:style-name="T7">азовый уровень</text:span></text:p>
      <text:p text:style-name="P3">Ребдев Павел Александрович</text:p>
      <text:p text:style-name="P1"><text:span text:style-name="T4">Группа 5130904</text:span><text:span text:style-name="T1">/</text:span><text:span text:style-name="T4">30008</text:span></text:p>
      <text:p text:style-name="P10"><text:bookmark text:name="_GoBack"/><text:span text:style-name="T18">Active vocabulary: </text:span><text:span text:style-name="T21">2</text:span><text:span text:style-name="T22">1</text:span>, <text:span text:style-name="T64">Grammar structures: </text:span><text:span text:style-name="T63">4</text:span>, <text:span text:style-name="T57">Linkers: </text:span><text:span text:style-name="T60">10</text:span>, Total: <text:span text:style-name="T13">5</text:span><text:span text:style-name="T65">80</text:span><text:span text:style-name="T16"> </text:span>words.</text:p>
      <text:p text:style-name="P6"><text:span text:style-name="T1">Monologue on </text:span><text:span text:style-name="T2">ADVERTISING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T3">You are going to give a talk about ADVERTISING.</text:span></text:p>
          </table:table-cell>
          <table:table-cell table:style-name="Таблица1.A1" office:value-type="string">
            <text:p text:style-name="P8"><text:span text:style-name="T1">The text of the monologue</text:span></text:p>
          </table:table-cell>
          <table:table-cell table:style-name="Таблица1.A1" office:value-type="string">
            <text:p text:style-name="P8"><text:span text:style-name="T1">Vocabulary,</text:span></text:p>
            <text:p text:style-name="P8"><text:span text:style-name="T1">Grammar Structures,</text:span></text:p>
            <text:p text:style-name="P8"><text:span text:style-name="T1">Linking Words and Phrases</text:span></text:p>
          </table:table-cell>
        </table:table-row>
        <table:table-row table:style-name="Таблица1.2">
          <table:table-cell table:style-name="Таблица1.A1" office:value-type="string">
            <text:p text:style-name="P7"><text:span text:style-name="T5">Step 1. Introduction</text:span></text:p>
            <text:p text:style-name="P9"><text:span text:style-name="T6">1. Start with a hook sentence that will attract the listener’s attention(a quote, a proverb, etc.).</text:span></text:p>
            <text:p text:style-name="P9"><text:span text:style-name="T6">2. Lead your speech steadily to the main part of your talk.</text:span></text:p>
            <text:p text:style-name="P9"><text:span text:style-name="T6">3. The introduction may consist of 3-6 sentences.</text:span></text:p>
          </table:table-cell>
          <table:table-cell table:style-name="Таблица1.A1" office:value-type="string">
            <text:p text:style-name="P11"><text:span text:style-name="T8">"</text:span><text:span text:style-name="T11">Advertising</text:span><text:span text:style-name="T8"> is the art of convincing people to spend money they don't have for something they don't need.". </text:span><text:span text:style-name="T12">So</text:span><text:span text:style-name="T10">, t</text:span><text:span text:style-name="T8">his famous quote by American writer Will Rogers perfectly captures the essence of </text:span><text:span text:style-name="T11">advertising</text:span><text:span text:style-name="T8"> – a powerful force that shapes our consumer-driven society. Today, I want to delve into the world of </text:span><text:span text:style-name="T11">advertising</text:span><text:span text:style-name="T8">, exploring what makes a good </text:span><text:span text:style-name="T11">advert</text:span><text:span text:style-name="T8"> </text:span><text:span text:style-name="T9">and about</text:span><text:span text:style-name="T8"> the manipulation of </text:span><text:span text:style-name="T11">images</text:span><text:span text:style-name="T8">.</text:span></text:p>
          </table:table-cell>
          <table:table-cell table:style-name="Таблица1.A1" office:value-type="string">
            <text:p text:style-name="P18"><text:span text:style-name="T20">a</text:span><text:span text:style-name="T18">dvertising</text:span><text:span text:style-name="T25">(3)</text:span></text:p>
            <text:p text:style-name="P18"><text:span text:style-name="T18">advert</text:span><text:span text:style-name="T20">(1)</text:span></text:p>
            <text:p text:style-name="P23">image(1)</text:p>
            <text:p text:style-name="P26"><text:span text:style-name="T58"/></text:p>
            <text:p text:style-name="P26"><text:span text:style-name="T58">So(1)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5">Step 2. What is advertising? What Makes a Good Advert?</text:span></text:p>
            <text:p text:style-name="P7"><text:span text:style-name="T6">2.1. What is advertising? What does the AIDA formula mean? Why and how do companies advertise their products and services?</text:span></text:p>
            <text:p text:style-name="P4"/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2.2. What makes a good advert? Describe some advert you have seen. Say: -what type of advert it is;</text:span></text:p>
            <text:p text:style-name="P7"><text:span text:style-name="T6"><text:s text:c="8"/>- what product or service it advertises.</text:span></text:p>
            <text:p text:style-name="P7"><text:span text:style-name="T6">Explain why you like it and think that this advert is effective.</text:span></text:p>
            <text:p text:style-name="P4"/>
            <text:p text:style-name="P5"/>
          </table:table-cell>
          <table:table-cell table:style-name="Таблица1.A1" office:value-type="string">
            <text:p text:style-name="P11"><text:span text:style-name="T34">Advertising is a form of marketing communication that aims to persuade an audience to take a specific action, such as purchasing a product or service. </text:span><text:span text:style-name="T40">For example</text:span><text:span text:style-name="T37"> t</text:span><text:span text:style-name="T34">he AIDA formula – Attention, Interest, Desire, Action – outlines the key stages in the advertising process. </text:span><text:span text:style-name="T40">Also</text:span><text:span text:style-name="T37"> </text:span><text:span text:style-name="T34">Companies </text:span><text:span text:style-name="T28">advertise</text:span><text:span text:style-name="T34"> their products and services to create brand awareness, generate sales, and build loyalty among consumers.</text:span></text:p>
            <text:p text:style-name="P11"/>
            <text:p text:style-name="P12"><text:span text:style-name="T34">I would like to say a few words about </text:span><text:span text:style-name="T35">one of the most </text:span><text:span text:style-name="T29">attention-grabbing</text:span><text:span text:style-name="T35"> and </text:span><text:span text:style-name="T29">catchy</text:span><text:span text:style-name="T35"> </text:span><text:span text:style-name="T29">ad</text:span><text:span text:style-name="T35">: </text:span><text:span text:style-name="T29">ad</text:span><text:span text:style-name="T35"> of </text:span><text:span text:style-name="T34">the Old Spice </text:span><text:span text:style-name="T28">advertisement</text:span><text:span text:style-name="T34">. Old spice is an American company that produces men's deodorants. The most important part of selling for Old Spice is </text:span><text:span text:style-name="T28">advertising</text:span><text:span text:style-name="T34">. The Old Spice </text:span><text:span text:style-name="T30">advert</text:span><text:span text:style-name="T34"> fully satisfies its target audience - men. The commercial stars famous actor Terry Crews, with explosions, wild animals </text:span><text:span text:style-name="T36">like a tiger or sharp</text:span><text:span text:style-name="T34"> and other "cool stuff" constantly in the frame, </text:span><text:span text:style-name="T35">all of this make advert very </text:span><text:span text:style-name="T29">exotic</text:span><text:span text:style-name="T35">, </text:span><text:span text:style-name="T51">humorous</text:span><text:span text:style-name="T52"> and original</text:span><text:span text:style-name="T34">. The Old Spice </text:span><text:span text:style-name="T28">advertisement</text:span><text:span text:style-name="T34"> is a great example of the fact that they sell us not so much goods as emotions. </text:span><text:span text:style-name="T35">This </text:span><text:span text:style-name="T29">advert </text:span><text:span text:style-name="T35">is very </text:span><text:span text:style-name="T29">effective</text:span><text:span text:style-name="T35">, </text:span><text:span text:style-name="T34">Men's looking this </text:span><text:span text:style-name="T28">ad</text:span><text:span text:style-name="T34"> thinking: "Wow it's really cool! I </text:span><text:span text:style-name="T47">need to</text:span><text:span text:style-name="T34"> buy Old Spice, to be cool like in a </text:span><text:span text:style-name="T28">advert</text:span><text:span text:style-name="T34">"</text:span></text:p>
          </table:table-cell>
          <table:table-cell table:style-name="Таблица1.A1" office:value-type="string">
            <text:p text:style-name="P18"><text:span text:style-name="T26">Advertise</text:span><text:span text:style-name="T25">(1)</text:span></text:p>
            <text:p text:style-name="P18"><text:span text:style-name="T26"><text:s/>advertising</text:span><text:span text:style-name="T25">(1)</text:span></text:p>
            <text:p text:style-name="P18"><text:span text:style-name="T26">advertisement/ advert/ ad</text:span><text:span text:style-name="T25">(</text:span><text:span text:style-name="T24">8</text:span><text:span text:style-name="T25">)</text:span></text:p>
            <text:p text:style-name="P19"><text:span text:style-name="T24">attention-grabbing(1)</text:span></text:p>
            <text:p text:style-name="P19"><text:span text:style-name="T24">catchy(1)</text:span></text:p>
            <text:p text:style-name="P19"><text:span text:style-name="T24">effective(1)</text:span></text:p>
            <text:p text:style-name="P19"><text:span text:style-name="T24">exotic(1)</text:span></text:p>
            <text:p text:style-name="P19"><text:span text:style-name="T50">humorous(1)</text:span></text:p>
            <text:p text:style-name="P19"><text:span text:style-name="T50">original(1)</text:span></text:p>
            <text:p text:style-name="P19"><text:span text:style-name="T50"/></text:p>
            <text:p text:style-name="P21"><text:span text:style-name="T53">For example(1)</text:span></text:p>
            <text:p text:style-name="P21"><text:span text:style-name="T53">Also(1)</text:span></text:p>
            <text:p text:style-name="P21"><text:span text:style-name="T53"/></text:p>
            <text:p text:style-name="P22"><text:span text:style-name="T49">need to</text:span></text:p>
          </table:table-cell>
        </table:table-row>
        <table:table-row table:style-name="Таблица1.4">
          <table:table-cell table:style-name="Таблица1.A1" office:value-type="string">
            <text:p text:style-name="P7"><text:span text:style-name="T5">Step 3. Manipulating Images</text:span></text:p>
            <text:p text:style-name="P9"><text:span text:style-name="T6">3.1 Speak about the reasons for manipulating images in advertising. How can images be altered in adverts?</text:span></text:p>
            <text:p text:style-name="P5"/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oft-page-break/><text:span text:style-name="T6">3.2. What are the arguments “for” and “against” manipulating images? What is your attitude to manipulating images of people in advertising?</text:span></text:p>
            <text:p text:style-name="P4"/>
          </table:table-cell>
          <table:table-cell table:style-name="Таблица1.A1" office:value-type="string">
            <text:p text:style-name="P11"><text:span text:style-name="T34">Manipulating </text:span><text:span text:style-name="T28">images</text:span><text:span text:style-name="T34"> in </text:span><text:span text:style-name="T28">advertising</text:span><text:span text:style-name="T34"> is a common </text:span><text:span text:style-name="T47">practice used</text:span><text:span text:style-name="T34"> to </text:span><text:span text:style-name="T28">enhance</text:span><text:span text:style-name="T34"> the attractiveness of products and create a desirable </text:span><text:span text:style-name="T28">image</text:span><text:span text:style-name="T34">. </text:span><text:span text:style-name="T28">Images</text:span><text:span text:style-name="T34"> can be altered in </text:span><text:span text:style-name="T28">adverts</text:span><text:span text:style-name="T34"> through techniques such as airbrushing, photo editing, and CGI. </text:span><text:span text:style-name="T41">As a rule</text:span><text:span text:style-name="T38"> t</text:span><text:span text:style-name="T34">hese alterations aim to present an idealized version of reality, enticing consumers to purchase the product or service being </text:span><text:span text:style-name="T28">advertised</text:span><text:span text:style-name="T34">.</text:span></text:p>
            <text:p text:style-name="P11"><text:soft-page-break/></text:p>
            <text:p text:style-name="P11"><text:span text:style-name="T34">There are arguments both for and against manipulating </text:span><text:span text:style-name="T28">images</text:span><text:span text:style-name="T34"> in </text:span><text:span text:style-name="T28">advertising</text:span><text:span text:style-name="T34">. </text:span><text:span text:style-name="T41">In one hand</text:span><text:span text:style-name="T38"> p</text:span><text:span text:style-name="T34">roponents argue that </text:span><text:span text:style-name="T28">image</text:span><text:span text:style-name="T34"> manipulation is necessary to create visually appealing </text:span><text:span text:style-name="T39">ads</text:span><text:span text:style-name="T34"> that capture consumers' attention. </text:span><text:span text:style-name="T41">But o</text:span><text:span text:style-name="T42">n the other hand</text:span><text:span text:style-name="T34">, critics argue that manipulating </text:span><text:span text:style-name="T28">images</text:span><text:span text:style-name="T34"> sets unrealistic beauty standards and </text:span><text:span text:style-name="T28">promotes</text:span><text:span text:style-name="T34"> an unhealthy body </text:span><text:span text:style-name="T28">image</text:span><text:span text:style-name="T34">. Personally, I believe that while some level of </text:span><text:span text:style-name="T28">image</text:span><text:span text:style-name="T34"> enhancement is acceptable, </text:span><text:span text:style-name="T28">advertisers</text:span><text:span text:style-name="T34"> </text:span><text:span text:style-name="T47">should</text:span><text:span text:style-name="T34"> strive for transparency and avoid presenting unrealistic ideals.</text:span></text:p>
          </table:table-cell>
          <table:table-cell table:style-name="Таблица1.A1" office:value-type="string">
            <text:p text:style-name="P18"><text:span text:style-name="T25">a</text:span><text:span text:style-name="T26">dvertising</text:span><text:span text:style-name="T25">(</text:span><text:span text:style-name="T27">2</text:span><text:span text:style-name="T25">)</text:span></text:p>
            <text:p text:style-name="P18"><text:span text:style-name="T26">adverts</text:span><text:span text:style-name="T27">(1)</text:span></text:p>
            <text:p text:style-name="P18"><text:span text:style-name="T26">advertisers</text:span><text:span text:style-name="T27">(1)</text:span></text:p>
            <text:p text:style-name="P20"><text:span text:style-name="T27">advertised(1)</text:span></text:p>
            <text:p text:style-name="P23"><text:span text:style-name="T23">image(8)</text:span></text:p>
            <text:p text:style-name="P24"><text:span text:style-name="T23">promote</text:span><text:span text:style-name="T32">(1)</text:span></text:p>
            <text:p text:style-name="P24"><text:span text:style-name="T32">enhance(1)</text:span></text:p>
            <text:p text:style-name="P24"><text:span text:style-name="T32"/></text:p>
            <text:p text:style-name="P27"><text:span text:style-name="T43">As a rule(1)</text:span></text:p>
            <text:p text:style-name="P27"><text:soft-page-break/><text:span text:style-name="T43">In one hand(1)</text:span></text:p>
            <text:p text:style-name="P27"><text:span text:style-name="T43">But on the other hand(1)</text:span></text:p>
            <text:p text:style-name="P27"><text:span text:style-name="T43"/></text:p>
            <text:p text:style-name="P28"><text:span text:style-name="T48">practice used</text:span></text:p>
            <text:p text:style-name="P29"><text:span text:style-name="T45">should</text:span></text:p>
          </table:table-cell>
        </table:table-row>
        <table:table-row table:style-name="Таблица1.5">
          <table:table-cell table:style-name="Таблица1.A1" office:value-type="string">
            <text:p text:style-name="P7"><text:span text:style-name="T5">Step 4. CREATIVE THINKING</text:span></text:p>
            <text:p text:style-name="P9"><text:span text:style-name="T6">Introduce your own extra idea(s) on the topic that hasn’t/haven’t been mentioned before. Justify your choice.</text:span></text:p>
            <text:p text:style-name="P5"/>
          </table:table-cell>
          <table:table-cell table:style-name="Таблица1.A1" office:value-type="string">
            <text:p text:style-name="P14">Nowadays, the practice of using neural networks is already quite common, both to help and to fully create <text:span text:style-name="T18">advertising</text:span>. <text:span text:style-name="T57">Let's say</text:span> going down to the St. Petersburg metro, you can notice <text:span text:style-name="T18">advertising</text:span> <text:span text:style-name="T18">images</text:span> generated by neural networks. At the moment, neural networks are still not able to fully replace people - <text:span text:style-name="T18">advertising</text:span> created by artificial intelligence is often <text:span text:style-name="T18">eye-catching</text:span>, which can cause both interest and rejection. <text:span text:style-name="T57">However</text:span>, I think that in the near future artificial intelligence will be able to create a full-fledged <text:span text:style-name="T18">powerful</text:span> and <text:span text:style-name="T18">persuasive</text:span> <text:span text:style-name="T18">advertisement</text:span> that will be no different from the one made by man</text:p>
          </table:table-cell>
          <table:table-cell table:style-name="Таблица1.A1" office:value-type="string">
            <text:p text:style-name="P15"><text:span text:style-name="T18">Advertising</text:span><text:span text:style-name="T19">(3)</text:span></text:p>
            <text:p text:style-name="P15"><text:span text:style-name="T18">advertisement</text:span><text:span text:style-name="T19">(1)</text:span></text:p>
            <text:p text:style-name="P23">image(1)</text:p>
            <text:p text:style-name="P16">eye-catching<text:span text:style-name="T54">(1)</text:span></text:p>
            <text:p text:style-name="P16">powerful<text:span text:style-name="T54">(1)</text:span></text:p>
            <text:p text:style-name="P16">persuasive<text:span text:style-name="T54">(1)</text:span></text:p>
            <text:p text:style-name="P16"/>
            <text:p text:style-name="P17"><text:span text:style-name="T56">However</text:span><text:span text:style-name="T58">(1)</text:span></text:p>
            <text:p text:style-name="P17"><text:span text:style-name="T58">Let's say(1)</text:span></text:p>
          </table:table-cell>
        </table:table-row>
        <table:table-row table:style-name="Таблица1.6">
          <table:table-cell table:style-name="Таблица1.A1" office:value-type="string">
            <text:p text:style-name="P7"><text:span text:style-name="T5">Step 6. Conclusion</text:span></text:p>
            <text:p text:style-name="P7"><text:span text:style-name="T6">Summarise the ideas of steps 2,3,4,5.</text:span></text:p>
            <text:p text:style-name="P4"/>
          </table:table-cell>
          <table:table-cell table:style-name="Таблица1.A1" office:value-type="string">
            <text:p text:style-name="P13"><text:span text:style-name="T42">In conclusion</text:span><text:span text:style-name="T34">, </text:span><text:span text:style-name="T28">advertising</text:span><text:span text:style-name="T34"> plays a crucial role in shaping consumer preferences and driving purchasing decisions. By understanding the key principles of effective </text:span><text:span text:style-name="T28">advertising</text:span><text:span text:style-name="T34">, such as the AIDA formula and the importance of creativity, companies </text:span><text:span text:style-name="T47">can</text:span><text:span text:style-name="T34"> create powerful </text:span><text:span text:style-name="T31">advertising </text:span><text:span text:style-name="T28">campaigns</text:span><text:span text:style-name="T34"> that resonate with their target audience. </text:span><text:span text:style-name="T42">While</text:span><text:span text:style-name="T34"> </text:span><text:span text:style-name="T28">image</text:span><text:span text:style-name="T34"> manipulation is </text:span><text:span text:style-name="T28">cause a great deal of controversy</text:span><text:span text:style-name="T34">, promoting transparency and authenticity in </text:span><text:span text:style-name="T28">advertising</text:span><text:span text:style-name="T34"> is essential for building trust with consumers. In the ever-evolving landscape of </text:span><text:span text:style-name="T28">advertising</text:span><text:span text:style-name="T34">, embracing creative thinking and innovation is key to staying ahead of the competition and delivering impactful marketing messages.</text:span></text:p>
          </table:table-cell>
          <table:table-cell table:style-name="Таблица1.A1" office:value-type="string">
            <text:p text:style-name="P18"><text:span text:style-name="T26">Advertising</text:span><text:span text:style-name="T27">(4)</text:span></text:p>
            <text:p text:style-name="P20"><text:span text:style-name="T27">advertising campaigns(1)</text:span></text:p>
            <text:p text:style-name="P23"><text:span text:style-name="T23">image(1)</text:span></text:p>
            <text:p text:style-name="P25"><text:span text:style-name="T23">cause a great deal of controversy</text:span><text:span text:style-name="T33">(1)</text:span></text:p>
            <text:p text:style-name="P25"><text:span text:style-name="T33"/></text:p>
            <text:p text:style-name="P27"><text:span text:style-name="T44">In conclusion</text:span><text:span text:style-name="T43">(1)</text:span></text:p>
            <text:p text:style-name="P27"><text:span text:style-name="T43">While(1)</text:span></text:p>
            <text:p text:style-name="P27"><text:span text:style-name="T43"/></text:p>
            <text:p text:style-name="P29"><text:span text:style-name="T48">ca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editing-cycles>13</meta:editing-cycles>
    <meta:print-date>2019-02-05T16:20:00</meta:print-date>
    <meta:creation-date>2024-02-09T12:29:00</meta:creation-date>
    <dc:date>2024-03-14T11:01:33.794296333</dc:date>
    <meta:editing-duration>PT1H3M9S</meta:editing-duration>
    <meta:generator>LibreOffice/7.3.7.2$Linux_X86_64 LibreOffice_project/30$Build-2</meta:generator>
    <meta:document-statistic meta:table-count="1" meta:image-count="0" meta:object-count="0" meta:page-count="2" meta:paragraph-count="77" meta:word-count="866" meta:character-count="5664" meta:non-whitespace-character-count="4863"/>
    <meta:user-defined meta:name="AppVersion">15.0000</meta:user-defined>
    <meta:user-defined meta:name="Company">Hewlett-Packard</meta:user-defined>
    <meta:template xlink:type="simple" xlink:actuate="onRequest" xlink:title="Normal" xlink:href=""/>
  </office:meta>
</office:document-meta>
</file>